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76cm" svg:stroke-color="#ffffff" draw:marker-start-width="0.314cm" draw:marker-end-width="0.314cm" draw:fill="solid" draw:fill-color="#ccdcee" draw:fill-gradient-name="Gradient_20_8" draw:textarea-vertical-align="bottom" draw:auto-grow-height="false" fo:padding-top="-0.127cm" fo:padding-bottom="-0.025cm" fo:padding-left="0.288cm" fo:padding-right="0.288cm" draw:shadow="hidden" draw:shadow-offset-x="0.305cm" draw:shadow-offset-y="0.305cm" draw:shadow-color="#cccccc" draw:shadow-opacity="20%"/>
    </style:style>
    <style:style style:name="gr2" style:family="graphic" style:parent-style-name="standard">
      <style:graphic-properties draw:stroke="solid" svg:stroke-width="0.076cm" svg:stroke-color="#ffffff" draw:marker-start-width="0.314cm" draw:marker-end-width="0.314cm" draw:fill="solid" draw:fill-color="#ccdcee" draw:fill-gradient-name="Gradient_20_8" draw:textarea-vertical-align="bottom" draw:auto-grow-height="false" fo:padding-top="0.163cm" fo:padding-bottom="0.025cm" fo:padding-left="0.288cm" fo:padding-right="0.288cm" draw:shadow="hidden" draw:shadow-offset-x="0.305cm" draw:shadow-offset-y="0.305cm" draw:shadow-color="#cccccc" draw:shadow-opacity="20%"/>
    </style:style>
    <style:style style:name="gr3" style:family="graphic" style:parent-style-name="standard">
      <style:graphic-properties svg:stroke-width="0.025cm" svg:stroke-color="#ffffff" draw:marker-start-width="0.237cm" draw:marker-end-width="0.237cm" draw:fill-color="#6e91bd" draw:fill-gradient-name="Gradient_20_10" draw:textarea-vertical-align="middle" draw:auto-grow-height="false" fo:padding-top="0.025cm" fo:padding-bottom="0.025cm" fo:padding-left="0.262cm" fo:padding-right="0.262cm" draw:shadow-offset-x="0.305cm" draw:shadow-offset-y="0.305cm" draw:shadow-color="#cccccc" draw:shadow-opacity="20%"/>
    </style:style>
    <style:style style:name="gr4" style:family="graphic" style:parent-style-name="standard">
      <style:graphic-properties svg:stroke-width="0.025cm" svg:stroke-color="#ffffff" draw:marker-start-width="0.237cm" draw:marker-end-width="0.237cm" draw:fill-color="#6e91bd" draw:fill-gradient-name="Gradient_20_10" draw:textarea-vertical-align="middle" draw:auto-grow-height="false" fo:padding-top="0.137cm" fo:padding-bottom="0.137cm" fo:padding-left="0.262cm" fo:padding-right="0.262cm" draw:shadow="hidden" draw:shadow-offset-x="0.305cm" draw:shadow-offset-y="0.305cm" draw:shadow-color="#cccccc" draw:shadow-opacity="20%"/>
    </style:style>
    <style:style style:name="gr5" style:family="graphic" style:parent-style-name="standard">
      <style:graphic-properties svg:stroke-width="0.076cm" svg:stroke-color="#ffffff" draw:marker-start-width="0.314cm" draw:marker-end-width="0.314cm" draw:fill-color="#ccdcee" draw:fill-gradient-name="Gradient_20_10" draw:textarea-vertical-align="bottom" draw:auto-grow-height="false" fo:padding-top="0.163cm" fo:padding-bottom="0.064cm" fo:padding-left="0.288cm" fo:padding-right="0.288cm" draw:shadow-offset-x="0.305cm" draw:shadow-offset-y="0.305cm" draw:shadow-color="#cccccc" draw:shadow-opacity="20%"/>
    </style:style>
    <style:style style:name="gr6" style:family="graphic" style:parent-style-name="standard">
      <style:graphic-properties svg:stroke-width="0.025cm" svg:stroke-color="#ffffff" draw:marker-start-width="0.237cm" draw:marker-end-width="0.237cm" draw:fill-color="#6e91bd" draw:fill-gradient-name="Gradient_20_10" draw:textarea-vertical-align="middle" draw:auto-grow-height="false" fo:padding-top="0.137cm" fo:padding-bottom="0.137cm" fo:padding-left="0.262cm" fo:padding-right="0.262cm" draw:shadow-offset-x="0.305cm" draw:shadow-offset-y="0.305cm" draw:shadow-color="#cccccc" draw:shadow-opacity="20%"/>
    </style:style>
    <style:style style:name="gr7" style:family="graphic" style:parent-style-name="standard">
      <style:graphic-properties svg:stroke-width="0.051cm" svg:stroke-color="#ffffff" draw:marker-start-width="0.276cm" draw:marker-end-width="0.276cm" draw:fill-color="#ccdcee" draw:fill-gradient-name="Gradient_20_10" draw:textarea-vertical-align="bottom" draw:auto-grow-height="false" fo:padding-top="0.15cm" fo:padding-bottom="0.051cm" fo:padding-left="0.275cm" fo:padding-right="0.275cm" draw:shadow-offset-x="0.305cm" draw:shadow-offset-y="0.305cm" draw:shadow-color="#cccccc" draw:shadow-opacity="20%"/>
    </style:style>
    <style:style style:name="gr8" style:family="graphic" style:parent-style-name="standard">
      <style:graphic-properties draw:stroke="solid" svg:stroke-width="0.025cm" svg:stroke-color="#ffffff" draw:marker-start-width="0.237cm" draw:marker-end-width="0.237cm" draw:fill="solid" draw:fill-color="#6e91bd" draw:fill-gradient-name="Gradient_20_10" draw:textarea-vertical-align="middle" draw:auto-grow-height="false" fo:padding-top="0.137cm" fo:padding-bottom="0.137cm" fo:padding-left="0.262cm" fo:padding-right="0.262cm" draw:shadow="hidden" draw:shadow-offset-x="0.305cm" draw:shadow-offset-y="0.305cm" draw:shadow-color="#cccccc" draw:shadow-opacity="20%"/>
    </style:style>
    <style:style style:name="gr9" style:family="graphic" style:parent-style-name="standard">
      <style:graphic-properties draw:stroke="none" svg:stroke-color="#000000" draw:fill="none" draw:fill-color="#ffffff" fo:min-height="1.04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 style:text-autospace="none"/>
    </style:style>
    <style:style style:name="P2" style:family="paragraph">
      <style:paragraph-properties fo:margin-left="0cm" fo:margin-right="0cm" fo:text-align="center" fo:text-indent="0cm" style:text-autospace="none"/>
      <style:text-properties fo:font-family="'Futura Medium'" style:font-family-generic="swiss" style:font-pitch="variable" fo:font-size="15pt" fo:font-weight="normal" style:font-family-asian="ArialMT" style:font-family-generic-asian="swiss" style:font-size-asian="6.80000019073486pt" style:font-family-complex="ArialMT" style:font-family-generic-complex="swiss" style:font-size-complex="6.80000019073486pt"/>
    </style:style>
    <style:style style:name="P3" style:family="paragraph">
      <style:paragraph-properties fo:margin-left="0cm" fo:margin-right="0cm" fo:text-align="center" fo:text-indent="0cm" style:text-autospace="none"/>
      <style:text-properties fo:color="#ffffff" fo:font-family="'Futura Medium'" style:font-family-generic="swiss" style:font-pitch="variable" fo:font-size="14pt" fo:font-style="normal" fo:font-weight="normal" style:font-family-asian="ArialMT" style:font-family-generic-asian="swiss" style:font-size-asian="6.80000019073486pt" style:font-family-complex="ArialMT" style:font-family-generic-complex="swiss" style:font-size-complex="6.80000019073486pt"/>
    </style:style>
    <style:style style:name="P4" style:family="paragraph">
      <style:paragraph-properties fo:margin-left="0cm" fo:margin-right="0cm" fo:text-align="center" fo:text-indent="0cm" style:text-autospace="none"/>
      <style:text-properties fo:color="#ffffff" fo:font-family="'Futura Medium'" style:font-family-generic="swiss" style:font-pitch="variable" fo:font-size="14pt" fo:font-weight="normal" style:font-family-asian="ArialMT" style:font-family-generic-asian="swiss" style:font-size-asian="6.80000019073486pt" style:font-family-complex="ArialMT" style:font-family-generic-complex="swiss" style:font-size-complex="6.80000019073486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family="'Futura Medium'" style:font-style-name="Regular" style:font-family-generic="swiss" style:font-pitch="variable" fo:font-size="20pt" fo:font-style="normal" fo:font-weight="normal" style:font-size-asian="18pt" style:font-size-complex="18pt"/>
    </style:style>
    <style:style style:name="P7" style:family="paragraph">
      <style:paragraph-properties fo:margin-left="0cm" fo:margin-right="0cm" fo:text-indent="0cm"/>
    </style:style>
    <style:style style:name="T1" style:family="text">
      <style:text-properties fo:font-family="'Futura Medium'" style:font-family-generic="swiss" style:font-pitch="variable" fo:font-size="15pt" fo:font-weight="normal" style:font-family-asian="ArialMT" style:font-family-generic-asian="swiss" style:font-size-asian="6.80000019073486pt" style:font-family-complex="ArialMT" style:font-family-generic-complex="swiss" style:font-size-complex="6.80000019073486pt"/>
    </style:style>
    <style:style style:name="T2" style:family="text">
      <style:text-properties fo:font-family="'Futura Medium'" style:font-family-generic="swiss" style:font-pitch="variable" fo:font-size="13pt" fo:font-style="normal" fo:font-weight="normal" style:font-family-asian="ArialMT" style:font-family-generic-asian="swiss" style:font-size-asian="6.80000019073486pt" style:font-family-complex="ArialMT" style:font-family-generic-complex="swiss" style:font-size-complex="6.80000019073486pt"/>
    </style:style>
    <style:style style:name="T3" style:family="text">
      <style:text-properties fo:font-family="'Futura Medium'" style:font-family-generic="swiss" style:font-pitch="variable" fo:font-size="15pt" fo:font-style="italic" fo:font-weight="normal" style:font-family-asian="ArialMT" style:font-family-generic-asian="swiss" style:font-size-asian="6.80000019073486pt" style:font-family-complex="ArialMT" style:font-family-generic-complex="swiss" style:font-size-complex="6.80000019073486pt"/>
    </style:style>
    <style:style style:name="T4" style:family="text">
      <style:text-properties fo:color="#ffffff" fo:font-family="'Futura Medium'" style:font-family-generic="swiss" style:font-pitch="variable" fo:font-size="14pt" fo:font-style="normal" fo:font-weight="normal" style:font-family-asian="ArialMT" style:font-family-generic-asian="swiss" style:font-size-asian="6.80000019073486pt" style:font-family-complex="ArialMT" style:font-family-generic-complex="swiss" style:font-size-complex="6.80000019073486pt"/>
    </style:style>
    <style:style style:name="T5" style:family="text">
      <style:text-properties fo:font-family="'Futura Medium'" style:font-family-generic="swiss" style:font-pitch="variable" fo:font-size="15pt" fo:font-style="normal" fo:font-weight="normal" style:font-family-asian="ArialMT" style:font-family-generic-asian="swiss" style:font-size-asian="6.80000019073486pt" style:font-family-complex="ArialMT" style:font-family-generic-complex="swiss" style:font-size-complex="6.80000019073486pt"/>
    </style:style>
    <style:style style:name="T6" style:family="text">
      <style:text-properties fo:color="#ffffff" fo:font-family="'Futura Medium'" style:font-family-generic="swiss" style:font-pitch="variable" fo:font-size="14pt" fo:font-weight="normal" style:font-family-asian="ArialMT" style:font-family-generic-asian="swiss" style:font-size-asian="6.80000019073486pt" style:font-family-complex="ArialMT" style:font-family-generic-complex="swiss" style:font-size-complex="6.80000019073486pt"/>
    </style:style>
    <style:style style:name="T7" style:family="text">
      <style:text-properties fo:font-family="'Futura Medium'" style:font-style-name="Regular" style:font-family-generic="swiss" style:font-pitch="variable" fo:font-size="20pt" fo:font-style="normal" fo:font-weight="normal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4.826cm" svg:height="9.779cm" svg:x="6.198cm" svg:y="5.817cm">
          <text:p text:style-name="P1"><text:span text:style-name="T1">Admin Node 2</text:span></text:p>
          <text:p text:style-name="P1"><text:span text:style-name="T2">≥</text:span><text:span text:style-name="T2">2 cores</text:span></text:p>
          <text:p text:style-name="P1"><text:span text:style-name="T2">≥</text:span><text:span text:style-name="T2">4 GB 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9.06382978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699cm" svg:height="3.599cm" svg:x="11.278cm" svg:y="11.997cm">
          <text:p text:style-name="P1"><text:span text:style-name="T1">Door Node </text:span><text:span text:style-name="T3">(x3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937cm" svg:height="0.762cm" svg:x="11.659cm" svg:y="13.266cm">
          <text:p text:style-name="P1"><text:span text:style-name="T4">gridFT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937cm" svg:height="0.761cm" svg:x="11.659cm" svg:y="12.377cm">
          <text:p text:style-name="P1"><text:span text:style-name="T4">dc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.937cm" svg:height="0.762cm" svg:x="6.579cm" svg:y="6.198cm">
          <text:p text:style-name="P1"><text:span text:style-name="T4">lmDo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.937cm" svg:height="0.761cm" svg:x="6.579cm" svg:y="7.088cm">
          <text:p text:style-name="P1"><text:span text:style-name="T4">pool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.937cm" svg:height="0.762cm" svg:x="6.579cm" svg:y="9.754cm">
          <text:p text:style-name="P1"><text:span text:style-name="T4">hsm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.572cm" svg:height="4.191cm" svg:x="16.231cm" svg:y="5.817cm">
          <text:p text:style-name="P1"><text:span text:style-name="T5">SRM Node</text:span></text:p>
          <text:p text:style-name="P1"><text:span text:style-name="T2">≥</text:span><text:span text:style-name="T2">2 cores, </text:span></text:p>
          <text:p text:style-name="P1"><text:span text:style-name="T2">≥</text:span><text:span text:style-name="T2">4 GB 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3.937cm" svg:height="0.762cm" svg:x="16.485cm" svg:y="6.198cm">
          <text:p text:style-name="P1"><text:span text:style-name="T6">SRM+Ut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4.699cm" svg:height="5.842cm" svg:x="11.278cm" svg:y="5.817cm">
          <text:p text:style-name="P1"><text:span text:style-name="T5">pNFS Node</text:span></text:p>
          <text:p text:style-name="P1"><text:span text:style-name="T2">≥</text:span><text:span text:style-name="T2">2 cores, </text:span></text:p>
          <text:p text:style-name="P1"><text:span text:style-name="T2">≥</text:span><text:span text:style-name="T2">8 GB m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4.064cm" svg:height="0.762cm" svg:x="11.659cm" svg:y="6.198cm">
          <text:p text:style-name="P1"><text:span text:style-name="T6">pnfs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4.573cm" svg:height="5.08cm" svg:x="16.23cm" svg:y="10.516cm">
          <text:p text:style-name="P1"><text:span text:style-name="T5">Pool Node </text:span><text:span text:style-name="T3">xN</text:span></text:p>
          <text:p text:style-name="P1"><text:span text:style-name="T2">≥</text:span><text:span text:style-name="T2">2 cores, GigE</text:span></text:p>
          <text:p text:style-name="P1"><text:span text:style-name="T2">≥</text:span><text:span text:style-name="T2">4 GB m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3.683cm" svg:height="0.762cm" svg:x="16.739cm" svg:y="10.978cm">
          <text:p text:style-name="P1"><text:span text:style-name="T6">pool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3.937cm" svg:height="0.762cm" svg:x="6.579cm" svg:y="8.865cm">
          <text:p text:style-name="P1"><text:span text:style-name="T6">bca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3.937cm" svg:height="0.762cm" svg:x="6.579cm" svg:y="7.976cm">
          <text:p text:style-name="P1"><text:span text:style-name="T6">adminDo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19.304cm" svg:height="1.295cm" svg:x="1.372cm" svg:y="4.674cm">
          <draw:text-box>
            <text:p text:style-name="P5"><text:span text:style-name="T7">OSG Tier 2 dCache Installation</text:span></text:p>
          </draw:text-box>
        </draw:frame>
        <draw:custom-shape draw:style-name="gr6" draw:text-style-name="P4" draw:layer="layout" svg:width="4.064cm" svg:height="0.762cm" svg:x="11.659cm" svg:y="7.087cm">
          <text:p text:style-name="P1"><text:span text:style-name="T6">dirDo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826cm" svg:height="9.779cm" svg:x="1.245cm" svg:y="5.817cm">
          <text:p text:style-name="P1"><text:span text:style-name="T1">Admin Node 1</text:span></text:p>
          <text:p text:style-name="P1"><text:span text:style-name="T2">≥</text:span><text:span text:style-name="T2">4 cores</text:span></text:p>
          <text:p text:style-name="P1"><text:span text:style-name="T2">≥</text:span><text:span text:style-name="T2">8 GB 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9.063829787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.937cm" svg:height="0.762cm" svg:x="1.626cm" svg:y="7.976cm">
          <text:p text:style-name="P1"><text:span text:style-name="T4">bil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.937cm" svg:height="0.761cm" svg:x="1.626cm" svg:y="8.866cm">
          <text:p text:style-name="P1"><text:span text:style-name="T4">ma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.937cm" svg:height="0.762cm" svg:x="1.626cm" svg:y="9.754cm">
          <text:p text:style-name="P1"><text:span text:style-name="T4">sta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.937cm" svg:height="0.762cm" svg:x="1.626cm" svg:y="10.643cm">
          <text:p text:style-name="P1"><text:span text:style-name="T4">httpDo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3.937cm" svg:height="0.762cm" svg:x="1.626cm" svg:y="11.532cm">
          <text:p text:style-name="P1"><text:span text:style-name="T4">repli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3.937cm" svg:height="0.762cm" svg:x="1.626cm" svg:y="6.198cm">
          <text:p text:style-name="P1"><text:span text:style-name="T6">gplazma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3.937cm" svg:height="0.762cm" svg:x="1.626cm" svg:y="7.087cm">
          <text:p text:style-name="P1"><text:span text:style-name="T6">InfoProvi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layout" svg:width="15.818cm" svg:height="0.966cm" svg:x="1.88cm" svg:y="18.136cm">
          <draw:text-box>
            <text:p text:style-name="P7">not sure where utilityDomain, dirDomain belong if at all</text:p>
          </draw:text-box>
        </draw:frame>
        <draw:custom-shape draw:style-name="gr6" draw:text-style-name="P3" draw:layer="layout" svg:width="3.937cm" svg:height="0.762cm" svg:x="1.626cm" svg:y="12.421cm">
          <text:p text:style-name="P1"><text:span text:style-name="T4">do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4.064cm" svg:height="0.762cm" svg:x="11.659cm" svg:y="7.976cm">
          <text:p text:style-name="P1"><text:span text:style-name="T6">pnf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3.683cm" svg:height="0.762cm" svg:x="16.739cm" svg:y="11.867cm">
          <text:p text:style-name="P1"><text:span text:style-name="T4">do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.937cm" svg:height="0.762cm" svg:x="6.579cm" svg:y="10.643cm">
          <text:p text:style-name="P1"><text:span text:style-name="T4">utilityDoma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0" draw:display-name="Gradient 10" draw:style="linear" draw:start-color="#00ffff" draw:end-color="#0099ff" draw:start-intensity="100%" draw:end-intensity="100%" draw:angle="0" draw:border="30%"/>
    <draw:gradient draw:name="Gradient_20_8" draw:display-name="Gradient 8" draw:style="linear" draw:start-color="#ffff00" draw:end-color="#b3b300" draw:start-intensity="100%" draw:end-intensity="100%" draw:angle="0" draw:border="3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680m18$Build-9161</meta:generator>
    <meta:initial-creator>Forrest Christian</meta:initial-creator>
    <meta:creation-date>2007-02-01T09:50:58</meta:creation-date>
    <dc:date>2007-09-10T15:42:30</dc:date>
    <dc:language>en-US</dc:language>
    <meta:editing-cycles>15</meta:editing-cycles>
    <meta:editing-duration>PT7H12M25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